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_20__26__20_Footer">
      <style:paragraph-properties fo:text-align="start" style:justify-single-word="false">
        <style:tab-stops>
          <style:tab-stop style:position="3.75in" style:type="center"/>
          <style:tab-stop style:position="7.5in" style:type="right"/>
        </style:tab-stops>
      </style:paragraph-properties>
    </style:style>
    <style:style style:name="P2" style:family="paragraph" style:parent-style-name="Default">
      <style:paragraph-properties fo:margin-left="0in" fo:margin-right="0in" fo:margin-top="0in" fo:margin-bottom="0.1083in" loext:contextual-spacing="false" fo:line-height="100%" fo:text-align="start" style:justify-single-word="false" fo:text-indent="0in" style:auto-text-indent="false" style:writing-mode="lr-tb"/>
    </style:style>
    <style:style style:name="P3" style:family="paragraph" style:parent-style-name="Default">
      <style:paragraph-properties fo:margin-left="0in" fo:margin-right="0in" fo:margin-top="0in" fo:margin-bottom="0.1083in" loext:contextual-spacing="false" fo:line-height="100%" fo:text-align="start" style:justify-single-word="false" fo:text-indent="0in" style:auto-text-indent="false" style:writing-mode="lr-tb"/>
      <style:text-properties fo:color="#000000" style:font-name="Liberation Serif" fo:font-size="12pt" fo:background-color="transparent" style:font-size-asian="12pt" style:font-size-complex="12pt"/>
    </style:style>
    <style:style style:name="P4" style:family="paragraph" style:parent-style-name="Default">
      <style:paragraph-properties fo:margin-left="0in" fo:margin-right="0in" fo:margin-top="0in" fo:margin-bottom="0.1083in" loext:contextual-spacing="false" fo:line-height="100%" fo:text-align="start" style:justify-single-word="false" fo:text-indent="0in" style:auto-text-indent="false" style:writing-mode="lr-tb"/>
      <style:text-properties fo:color="#000000" style:font-name="Liberation Serif" fo:font-size="12pt" fo:language="en" fo:country="US" fo:font-weight="bold" officeooo:rsid="00060200" officeooo:paragraph-rsid="00060200" fo:background-color="transparent" style:font-size-asian="12pt" style:font-weight-asian="bold" style:font-size-complex="12pt" style:font-weight-complex="bold"/>
    </style:style>
    <style:style style:name="P5" style:family="paragraph" style:parent-style-name="Default">
      <style:paragraph-properties fo:margin-left="0in" fo:margin-right="0in" fo:margin-top="0in" fo:margin-bottom="0.1083in" loext:contextual-spacing="false" fo:line-height="100%" fo:text-align="start" style:justify-single-word="false" fo:text-indent="0in" style:auto-text-indent="false" style:writing-mode="lr-tb"/>
      <style:text-properties fo:color="#000000" style:font-name="Liberation Serif" fo:font-size="12pt" fo:language="fr" fo:country="FR" fo:font-weight="bold" fo:background-color="transparent" style:font-size-asian="12pt" style:font-weight-asian="bold" style:font-size-complex="12pt" style:font-weight-complex="bold"/>
    </style:style>
    <style:style style:name="P6"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lr-tb"/>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7" style:family="paragraph" style:parent-style-name="Heading_20_1">
      <style:paragraph-properties fo:margin-left="0in" fo:margin-right="0in" fo:margin-top="0in" fo:margin-bottom="0.1083in" loext:contextual-spacing="false" fo:line-height="100%" fo:text-align="start" style:justify-single-word="false" fo:orphans="2" fo:widows="2" fo:text-indent="0in" style:auto-text-indent="false" style:writing-mode="lr-tb"/>
      <style:text-properties fo:font-variant="normal" fo:text-transform="none" fo:color="#000000" style:font-name="Liberation Serif" fo:font-size="12pt" fo:letter-spacing="normal" fo:font-style="normal" fo:font-weight="bold" fo:background-color="transparent" style:font-size-asian="12pt" style:font-size-complex="12pt"/>
    </style:style>
    <style:style style:name="P8" style:family="paragraph" style:parent-style-name="Text_20_body">
      <style:paragraph-properties fo:margin-top="0in" fo:margin-bottom="0.1083in" loext:contextual-spacing="false" fo:line-height="100%" fo:text-align="start" style:justify-single-word="false" fo:orphans="2" fo:widows="2" style:writing-mode="lr-tb"/>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9" style:family="paragraph" style:parent-style-name="Default" style:master-page-name="Standard">
      <style:paragraph-properties fo:margin-left="0in" fo:margin-right="0in" fo:margin-top="0in" fo:margin-bottom="0.1083in" loext:contextual-spacing="false" fo:line-height="100%" fo:text-align="start" style:justify-single-word="false" fo:text-indent="0in" style:auto-text-indent="false" style:page-number="auto" style:writing-mode="lr-tb"/>
      <style:text-properties fo:color="#000000" style:font-name="Liberation Serif" fo:font-size="12pt" fo:font-weight="bold" officeooo:paragraph-rsid="000a1c2c" style:font-size-asian="12pt" style:font-weight-asian="bold" style:font-size-complex="12pt" style:font-weight-complex="bold"/>
    </style:style>
    <style:style style:name="P10" style:family="paragraph" style:parent-style-name="Default" style:list-style-name="L2">
      <style:paragraph-properties fo:margin-top="0in" fo:margin-bottom="0.1083in" loext:contextual-spacing="false" fo:line-height="100%" fo:text-align="start" style:justify-single-word="false" style:writing-mode="lr-tb"/>
      <style:text-properties fo:color="#000000" style:font-name="Liberation Serif" fo:font-size="12pt" officeooo:paragraph-rsid="000aaaae" fo:background-color="transparent" style:font-size-asian="12pt" style:font-size-complex="12pt"/>
    </style:style>
    <style:style style:name="P11" style:family="paragraph" style:parent-style-name="Default" style:list-style-name="L2">
      <style:paragraph-properties fo:margin-top="0in" fo:margin-bottom="0.1083in" loext:contextual-spacing="false" fo:line-height="100%" fo:text-align="start" style:justify-single-word="false" style:writing-mode="lr-tb"/>
      <style:text-properties fo:color="#000000" style:font-name="Liberation Serif" fo:font-size="12pt" officeooo:rsid="000bb5d4" officeooo:paragraph-rsid="000bb5d4" fo:background-color="transparent" style:font-size-asian="12pt" style:font-size-complex="12pt"/>
    </style:style>
    <style:style style:name="P12" style:family="paragraph" style:parent-style-name="Default" style:list-style-name="L3">
      <style:paragraph-properties fo:margin-top="0in" fo:margin-bottom="0.1083in" loext:contextual-spacing="false" fo:line-height="100%" fo:text-align="start" style:justify-single-word="false" style:writing-mode="lr-tb">
        <style:tab-stops>
          <style:tab-stop style:position="0.1528in"/>
          <style:tab-stop style:position="0.5in"/>
        </style:tab-stops>
      </style:paragraph-properties>
      <style:text-properties fo:color="#000000" style:font-name="Liberation Serif" fo:font-size="12pt" fo:language="en" fo:country="US" style:font-size-asian="12pt" style:font-size-complex="12pt"/>
    </style:style>
    <style:style style:name="P13" style:family="paragraph" style:parent-style-name="Default" style:list-style-name="L3">
      <style:paragraph-properties fo:margin-top="0in" fo:margin-bottom="0.1083in" loext:contextual-spacing="false" fo:line-height="100%" fo:text-align="start" style:justify-single-word="false" style:writing-mode="lr-tb">
        <style:tab-stops>
          <style:tab-stop style:position="0.1528in"/>
          <style:tab-stop style:position="0.5in"/>
        </style:tab-stops>
      </style:paragraph-properties>
      <style:text-properties fo:color="#000000"/>
    </style:style>
    <style:style style:name="P14" style:family="paragraph" style:parent-style-name="Text_20_body" style:list-style-name="L1">
      <style:paragraph-properties fo:margin-top="0in" fo:margin-bottom="0.1083in" loext:contextual-spacing="false" fo:line-height="100%" fo:text-align="start" style:justify-single-word="false" fo:orphans="2" fo:widows="2" fo:padding="0in" fo:border="none" style:writing-mode="lr-tb"/>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officeooo:rsid="0001249c" fo:background-color="transparent" loext:char-shading-value="0"/>
    </style:style>
    <style:style style:name="T4" style:family="text">
      <style:text-properties fo:language="en" fo:country="US" officeooo:rsid="000aaaae"/>
    </style:style>
    <style:style style:name="T5" style:family="text">
      <style:text-properties fo:language="en" fo:country="US" officeooo:rsid="000bb5d4"/>
    </style:style>
    <style:style style:name="T6" style:family="text">
      <style:text-properties fo:language="en" fo:country="US" officeooo:rsid="000d305e"/>
    </style:style>
    <style:style style:name="T7" style:family="text">
      <style:text-properties fo:color="#000000" style:font-name="Liberation Serif" fo:font-size="12pt" fo:language="en" fo:country="US" style:font-size-asian="12pt" style:font-size-complex="12pt"/>
    </style:style>
    <style:style style:name="T8"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9" style:family="text">
      <style:text-properties style:font-name="Liberation Serif" fo:font-size="12pt" fo:language="en" fo:country="US" style:font-size-asian="12pt" style:font-size-complex="12pt"/>
    </style:style>
    <style:style style:name="T10" style:family="text">
      <style:text-properties style:font-name="Liberation Serif" fo:font-size="12pt" style:font-size-asian="12pt" style:font-size-complex="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WEB-DEV_</text:span><text:span text:style-name="T1">1.1 <text:s text:c="2"/></text:span><text:span text:style-name="T2">INTRODUCTION TO HTML</text:span></text:p>
      <text:p text:style-name="P7">What is HTML?</text:p>
      <text:p text:style-name="P6">Welcome to the world of code! Last year, millions of learners from our community started with HTML. Why? HTML is the skeleton of all web pages. It's often the first language learned by marketers and designers and is core to front-end development work. If this is your first time touching code, we're excited for what you're about to create.</text:p>
      <text:p text:style-name="P8">So what exactly is HTML? HTML provides structure to the content appearing on a website, such as images, text, or videos. Right-click on any page on the internet, choose “Inspect,” and you’ll see HTML in a panel of your screen.</text:p>
      <text:p text:style-name="P8">HTML stands for HyperText Markup Language:</text:p>
      <text:list xml:id="list1949729192" text:style-name="L1">
        <text:list-item>
          <text:p text:style-name="P14"><text:span text:style-name="T8">A </text:span><text:span text:style-name="Emphasis"><text:span text:style-name="T8">markup</text:span></text:span><text:span text:style-name="T8"> language is a computer language that defines the structure and presentation of raw text.</text:span></text:p>
        </text:list-item>
        <text:list-item>
          <text:p text:style-name="P14"><text:span text:style-name="T8">In HTML, the computer can interpret </text:span><text:span text:style-name="Emphasis"><text:span text:style-name="T8">raw text</text:span></text:span><text:span text:style-name="T8"> that is wrapped in HTML elements.</text:span></text:p>
        </text:list-item>
        <text:list-item>
          <text:p text:style-name="P14"><text:span text:style-name="Emphasis"><text:span text:style-name="T8">HyperText</text:span></text:span><text:span text:style-name="T8"> is text displayed on a computer or device that provides access to other text through links, also known as </text:span><text:span text:style-name="Emphasis"><text:span text:style-name="T8">hyperlinks</text:span></text:span><text:span text:style-name="T8">. </text:span></text:p>
        </text:list-item>
      </text:list>
      <text:p text:style-name="P8">Learning HTML is the first step in creating websites, but even a bit of knowledge can help you inject code snippets into newsletter, blog or website templates. As you continue learning, you can layer HTML with CSS and JavaScript to create visually compelling and dynamic websites. But for now, we're going to focus on how to add and modify basic content on a page, like text, images, and videos. Don't worry if the websites look ugly — we're just getting started.</text:p>
      <text:p text:style-name="P8"/>
      <text:p text:style-name="P5">Instructions</text:p>
      <text:list xml:id="list1740420382" text:style-name="L2">
        <text:list-item>
          <text:p text:style-name="P11"><text:span text:style-name="T4">O</text:span><text:span text:style-name="T1">n your Google drive, make a folder “WebDev”. <text:s/>Next open your “WebDev” folder and make another folder “Module-1”. <text:s/></text:span><text:span text:style-name="T6">Highlight your “Module-1” folder. <text:s/>Click on the “share with others” icon found at the top right. <text:s/>(It looks like a plus-sign along with the silhouette of a person’s head.) <text:s/>In the box presented to you, type in your teacher’s email address: <text:s/></text:span><text:a xlink:type="simple" xlink:href="mailto:doug.benton@jeromeschools.org" text:style-name="Internet_20_link" text:visited-style-name="Visited_20_Internet_20_Link"><text:span text:style-name="T6">doug.benton@jeromeschools.org</text:span></text:a><text:span text:style-name="T6"> <text:s text:c="2"/>Click “done”. <text:s/>You will store all your Module 1 assignments in this folder so I can review your work and leave you comments about your work.</text:span></text:p>
        </text:list-item>
        <text:list-item>
          <text:p text:style-name="P10"><text:span text:style-name="T4">Open up the file “index_1-1.html” </text:span><text:span text:style-name="T5">by double-clicking on the file name</text:span><text:span text:style-name="T4">. <text:s/>You can find this file in the same folder that you found this instruction page. <text:s/>Right click anywhere on the </text:span><text:span text:style-name="T6">opened “index_1-1</text:span><text:span text:style-name="T4">.html” </text:span><text:span text:style-name="T6">document</text:span><text:span text:style-name="T4">. <text:s/>Choose “view </text:span><text:span text:style-name="T5">page </text:span><text:span text:style-name="T4">source”. <text:s/>With your mouse, select (highlight) all the code on the page. <text:s/>Right click and choose “copy”. <text:s/>Now, open the software program called “notepad”. <text:s/>Right click and choose “paste”. <text:s/>Next, go to the “file” menu option found at the top of your notepad window. <text:s/>Choose “save as”. <text:s/>Before you click the “save” button, </text:span><text:span text:style-name="T5">you must do 3 things: <text:s/>1) </text:span><text:span text:style-name="T4">make sure to choose the “UTF-8” option found in the “encoding menu” (pull-down menu). </text:span><text:span text:style-name="T1"><text:s/></text:span><text:span text:style-name="T5">2) choose “All Files” in the ”Save as type” menu. 3) In the “File name” box, type in the name of your file “1-1_index.html”. <text:s/>4) In the very top box of your Save-as window, choose your “WebDev/Module-1” folder on your Google drive. <text:s/>Now, click “save”.</text:span></text:p>
        </text:list-item>
        <text:list-item>
          <text:p text:style-name="P10"><text:span text:style-name="T4">Change the text “my</text:span><text:span text:style-name="T1"> name” </text:span><text:span text:style-name="T4">found</text:span><text:span text:style-name="T1"> between </text:span>&lt;h1&gt;<text:span text:style-name="T1"> and </text:span>&lt;/h1&gt;<text:span text:style-name="T1">. <text:s/></text:span><text:span text:style-name="T4">Then go to “file” and “save as” again. <text:s/>Repeat your previous actions to save your .html document. <text:s/></text:span><text:span text:style-name="T6">This document should be in your Google drive folder (WebDev/Module-1)</text:span></text:p>
        </text:list-item>
      </text:list>
      <text:p text:style-name="P3"/>
      <text:p text:style-name="P4"><text:soft-page-break/>Questions</text:p>
      <text:list xml:id="list3600913385" text:style-name="L3">
        <text:list-item>
          <text:p text:style-name="P12">Why would raw text need a structure?</text:p>
        </text:list-item>
        <text:list-item>
          <text:p text:style-name="P12">Why does the browser need information about the type of raw text it will display?</text:p>
        </text:list-item>
        <text:list-item>
          <text:p text:style-name="P13"><text:span text:style-name="T9">Doesn</text:span><text:span text:style-name="T10">’</text:span><text:span text:style-name="T9">t CSS define presentation of web content?</text:span><text:span text:style-name="T10"><text:line-break/></text:span></text:p>
        </text:list-item>
      </text:list>
      <text:p text:style-name="P2"><text:span text:style-name="Hyperlink.0"><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_26__20_Footer" style:display-name="Header &amp; Footer"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Default"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None" style:family="text"/>
    <style:style style:name="Hyperlink.0" style:family="text" style:parent-style-name="None">
      <style:text-properties fo:color="#4a35ef"/>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start" style:justify-single-word="false">
        <style:tab-stops>
          <style:tab-stop style:position="3.75in" style:type="center"/>
          <style:tab-stop style:position="7.5in" style:type="right"/>
        </style:tab-stops>
      </style:paragraph-properties>
    </style:style>
    <style:style style:name="MT1" style:family="text">
      <style:text-properties fo:language="en" fo:country="US"/>
    </style:style>
    <style:page-layout style:name="Mpm1">
      <style:page-layout-properties fo:page-width="8.5in" fo:page-height="11in" style:num-format="1" style:print-orientation="portrait" fo:margin-top="0.5in" fo:margin-bottom="0.6in" fo:margin-left="0.5in" fo:margin-right="0.5in" fo:background-color="#ffffff" style:writing-mode="rl-tb" style:layout-grid-color="#c0c0c0" style:layout-grid-lines="2476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tab/><text:tab/><text:span text:style-name="MT1">Page </text:span><text:span text:style-name="MT1"><text:page-number text:select-page="current">2</text:page-number></text:span><text:span text:style-name="MT1"><text:s/>of </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15T14:52:32.823000000</dc:date>
    <meta:editing-duration>PT48M19S</meta:editing-duration>
    <meta:editing-cycles>9</meta:editing-cycles>
    <meta:generator>LibreOffice/6.0.5.2$Windows_X86_64 LibreOffice_project/54c8cbb85f300ac59db32fe8a675ff7683cd5a16</meta:generator>
    <meta:document-statistic meta:table-count="0" meta:image-count="0" meta:object-count="0" meta:page-count="2" meta:paragraph-count="18" meta:word-count="565" meta:character-count="3306" meta:non-whitespace-character-count="2735"/>
  </office:meta>
</office:document-meta>
</file>